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7b9" officeooo:paragraph-rsid="001107b9"/>
    </style:style>
    <style:style style:name="P2" style:family="paragraph" style:parent-style-name="Standard">
      <style:text-properties officeooo:rsid="0011cae2" officeooo:paragraph-rsid="0011cae2"/>
    </style:style>
    <style:style style:name="P3" style:family="paragraph" style:parent-style-name="Standard">
      <style:text-properties officeooo:rsid="0012c106" officeooo:paragraph-rsid="0012c106"/>
    </style:style>
    <style:style style:name="P4" style:family="paragraph" style:parent-style-name="Standard">
      <style:text-properties officeooo:rsid="0012c39a" officeooo:paragraph-rsid="0012c3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</text:p>
      <text:p text:style-name="P1"/>
      <text:p text:style-name="P1">git status </text:p>
      <text:p text:style-name="P1"/>
      <text:p text:style-name="P1">git init -b main</text:p>
      <text:p text:style-name="P1"/>
      <text:p text:style-name="P1">to unstage : git rm -cache &lt;file name&gt;</text:p>
      <text:p text:style-name="P1"/>
      <text:p text:style-name="P2">git commit -m &lt;”message”&gt;</text:p>
      <text:p text:style-name="P2"/>
      <text:p text:style-name="P3">ssh keygen -o</text:p>
      <text:p text:style-name="P3"/>
      <text:p text:style-name="P4">git add .</text:p>
      <text:p text:style-name="P4"/>
      <text:p text:style-name="P4">Git commit -m “message”</text:p>
      <text:p text:style-name="P4"/>
      <text:p text:style-name="P4">git push -u origin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2:19:52.236705385</meta:creation-date>
    <dc:date>2024-03-04T15:53:45.818662913</dc:date>
    <meta:editing-duration>PT58M4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5" meta:character-count="170" meta:non-whitespace-character-count="143"/>
  </office:meta>
</office:document-meta>
</file>